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4814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ff00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 draw:shadow="visible" draw:shadow-offset-x="0.1cm" draw:shadow-offset-y="0.1cm" draw:shadow-opacity="90%"/>
    </style:style>
    <style:style style:name="gr5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cm"/>
    </style:style>
    <style:style style:name="gr8" style:family="graphic" style:parent-style-name="standard">
      <style:graphic-properties draw:stroke="none" svg:stroke-color="#000000" draw:fill="none" draw:fill-color="#ffffff" fo:min-height="1.35cm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 draw:shadow="visible"/>
    </style:style>
    <style:style style:name="gr11" style:family="graphic" style:parent-style-name="standard">
      <style:graphic-properties draw:fill-color="#0084d1" draw:textarea-horizontal-align="justify" draw:textarea-vertical-align="middle" draw:auto-grow-height="false"/>
    </style:style>
    <style:style style:name="gr1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13" style:family="graphic" style:parent-style-name="standard">
      <style:graphic-properties svg:stroke-width="0.05cm" svg:stroke-color="#000000" draw:marker-start-width="0.425cm" draw:marker-end-width="0.425cm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fill-color="#aea79f" draw:textarea-horizontal-align="justify" draw:textarea-vertical-align="middle" draw:auto-grow-height="false" draw:shadow="visible"/>
    </style:style>
    <style:style style:name="gr15" style:family="graphic" style:parent-style-name="standard">
      <style:graphic-properties draw:fill-color="#aea79f" draw:textarea-horizontal-align="justify" draw:textarea-vertical-align="middle" draw:auto-grow-height="false"/>
    </style:style>
    <style:style style:name="gr16" style:family="graphic" style:parent-style-name="standard">
      <style:graphic-properties draw:fill-color="#ccff99" draw:textarea-horizontal-align="justify" draw:textarea-vertical-align="middle" draw:auto-grow-height="false"/>
    </style:style>
    <style:style style:name="gr17" style:family="graphic" style:parent-style-name="standard">
      <style:graphic-properties draw:fill-color="#ccff99" draw:textarea-horizontal-align="justify" draw:textarea-vertical-align="middle" draw:auto-grow-height="false" draw:shadow="visible"/>
    </style:style>
    <style:style style:name="gr18" style:family="graphic" style:parent-style-name="standard">
      <style:graphic-properties draw:stroke="none" svg:stroke-color="#000000" draw:fill="none" draw:fill-color="#ffffff" fo:min-height="7.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color="#ff3333" fo:font-size="18pt" style:font-size-asian="18pt" style:font-size-complex="18pt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3333" fo:font-size="18pt" style:font-size-asian="18pt" style:font-size-complex="18pt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2.1cm" svg:height="2.1cm" svg:x="3.2cm" svg:y="5.4cm">
          <text:p text:style-name="P1">hpk.d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3.647cm" svg:height="2.1cm" svg:x="2.467cm" svg:y="8.165cm">
          <text:p text:style-name="P1">baseline.aff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9.6cm" svg:height="2.1cm" svg:x="7.1cm" svg:y="6.2cm">
          <text:p text:style-name="P1">create_pre_release.py<text:line-break/>(hpk)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4.3cm" svg:height="2.1cm" svg:x="18.1cm" svg:y="3.2cm">
          <text:p text:style-name="P1">pr001_hpk.d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3" draw:id="id3" draw:layer="layout" svg:width="4.3cm" svg:height="2.1cm" svg:x="18.1cm" svg:y="6.375cm">
          <text:p text:style-name="P1"><text:span text:style-name="T1">pr001_hpk.s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4" draw:id="id4" draw:layer="layout" svg:width="4.3cm" svg:height="2.1cm" svg:x="18.1cm" svg:y="9.5cm">
          <text:p text:style-name="P1">pr001_hpk.aff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6.7cm" svg:y1="7.25cm" svg:x2="18.1cm" svg:y2="4.25cm" draw:start-shape="id1" draw:start-glue-point="1" draw:end-shape="id2" draw:end-glue-point="3" svg:d="M16700 7250l1400-3000" svg:viewBox="0 0 1401 3001">
          <text:p/>
        </draw:connector>
        <draw:connector draw:style-name="gr6" draw:text-style-name="P1" draw:layer="layout" draw:type="line" svg:x1="16.7cm" svg:y1="7.25cm" svg:x2="18.1cm" svg:y2="7.425cm" draw:start-shape="id1" draw:start-glue-point="1" draw:end-shape="id3" draw:end-glue-point="3" svg:d="M16700 7250l1400 175" svg:viewBox="0 0 1401 176">
          <text:p/>
        </draw:connector>
        <draw:connector draw:style-name="gr6" draw:text-style-name="P1" draw:layer="layout" draw:type="line" svg:x1="16.7cm" svg:y1="7.25cm" svg:x2="18.1cm" svg:y2="10.55cm" draw:start-shape="id1" draw:start-glue-point="1" draw:end-shape="id4" draw:end-glue-point="3" svg:d="M16700 7250l1400 3300" svg:viewBox="0 0 1401 3301">
          <text:p/>
        </draw:connector>
        <draw:connector draw:style-name="gr6" draw:text-style-name="P1" draw:layer="layout" draw:type="line" svg:x1="5.3cm" svg:y1="6.45cm" svg:x2="7.1cm" svg:y2="7.25cm" draw:start-shape="id5" draw:start-glue-point="1" draw:end-shape="id1" draw:end-glue-point="3" svg:d="M5300 6450l1800 800" svg:viewBox="0 0 1801 801">
          <text:p/>
        </draw:connector>
        <draw:connector draw:style-name="gr6" draw:text-style-name="P1" draw:layer="layout" draw:type="line" svg:x1="6.114cm" svg:y1="9.215cm" svg:x2="7.1cm" svg:y2="7.25cm" draw:start-shape="id6" draw:start-glue-point="1" draw:end-shape="id1" draw:end-glue-point="3" svg:d="M6114 9215l986-1965" svg:viewBox="0 0 987 1966">
          <text:p/>
        </draw:connector>
        <draw:frame draw:style-name="gr7" draw:text-style-name="P3" draw:layer="layout" svg:width="9.1cm" svg:height="0.962cm" svg:x="7.9cm" svg:y="1.938cm">
          <draw:text-box>
            <text:p text:style-name="P3"><text:span text:style-name="T2">The first run creates 3 files</text:span></text:p>
          </draw:text-box>
        </draw:frame>
        <draw:frame draw:style-name="gr8" draw:text-style-name="P4" draw:layer="layout" svg:width="5.2cm" svg:height="1.673cm" svg:x="17.6cm" svg:y="1.227cm">
          <draw:text-box>
            <text:p text:style-name="P4"><text:span text:style-name="T3">Pre Release 001</text:span></text:p>
          </draw:text-box>
        </draw:frame>
        <draw:custom-shape draw:style-name="gr2" draw:text-style-name="P1" xml:id="id7" draw:id="id7" draw:layer="layout" svg:width="6.2cm" svg:height="1.3cm" svg:x="1.1cm" svg:y="2.9cm">
          <text:p text:style-name="P1">json_to_baseline.py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.2cm" svg:y1="4.2cm" svg:x2="4.25cm" svg:y2="5.4cm" draw:start-shape="id7" draw:start-glue-point="2" draw:end-shape="id5" draw:end-glue-point="0" svg:d="M4200 4200l50 1200" svg:viewBox="0 0 51 1201">
          <text:p/>
        </draw:connector>
      </draw:page>
      <draw:page draw:name="page2" draw:style-name="dp1" draw:master-page-name="Default">
        <draw:g xml:id="id14" draw:id="id14">
          <draw:custom-shape draw:style-name="gr9" draw:text-style-name="P1" draw:layer="layout" svg:width="5.7cm" svg:height="9.3cm" svg:x="1.6cm" svg:y="1.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4.2cm" svg:height="2.1cm" svg:x="2.3cm" svg:y="2.8cm">
            <text:p text:style-name="P1"><text:span text:style-name="T4">pr001_hpk.di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" draw:layer="layout" svg:width="4.2cm" svg:height="2.1cm" svg:x="2.3cm" svg:y="5.625cm">
            <text:p text:style-name="P1"><text:span text:style-name="T1">pr001_hpk.su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5" draw:layer="layout" svg:width="4.2cm" svg:height="2.1cm" svg:x="2.3cm" svg:y="8.4cm">
            <text:p text:style-name="P1"><text:span text:style-name="T4">pr001_hpk.aff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5" xml:id="id10" draw:id="id10" draw:layer="layout" svg:width="3.664cm" svg:height="2.1cm" svg:x="10.7cm" svg:y="7.3cm">
          <text:p text:style-name="P1"><text:span text:style-name="T4">add_words </text:span><text:span text:style-name="T4"><text:line-break/></text:span><text:span text:style-name="T4">(foo) 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13" draw:id="id13" draw:layer="layout" svg:width="3.7cm" svg:height="3cm" svg:x="10.7cm" svg:y="1.3cm">
          <text:p text:style-name="P1"><text:span text:style-name="T4">foo.words</text:span><text:span text:style-name="T4"><text:line-break/></text:span><text:span text:style-name="T4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.1cm" svg:height="2.1cm" svg:x="20cm" svg:y="3.7cm">
          <text:p text:style-name="P1"><text:span text:style-name="T4">hpk.d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2.1cm" svg:height="2.1cm" svg:x="20.1cm" svg:y="6.4cm">
          <text:p text:style-name="P1"><text:span text:style-name="T1">hpk.s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xml:id="id11" draw:id="id11" draw:layer="layout" svg:width="2.1cm" svg:height="2.1cm" svg:x="15.9cm" svg:y="3.7cm">
          <text:p text:style-name="P1"><text:span text:style-name="T4">foo.d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12" draw:id="id12" draw:layer="layout" svg:width="2.1cm" svg:height="2.1cm" svg:x="16.4cm" svg:y="6.3cm">
          <text:p text:style-name="P1"><text:span text:style-name="T1">foo.s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xml:id="id8" draw:id="id8" draw:layer="layout" svg:width="2.1cm" svg:height="2.1cm" svg:x="20.1cm" svg:y="9.3cm">
          <text:p text:style-name="P1"><text:span text:style-name="T4">hpk.a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9" draw:id="id9" draw:layer="layout" svg:width="2.1cm" svg:height="2.1cm" svg:x="16.1cm" svg:y="9.7cm">
          <text:p text:style-name="P1"><text:span text:style-name="T4">foo.a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1.15cm" svg:y1="11.4cm" svg:x2="19.35cm" svg:y2="13.5cm" draw:start-shape="id8" draw:start-glue-point="2" svg:d="M21150 11400l-1800 2100" svg:viewBox="0 0 1801 2101">
          <text:p/>
        </draw:connector>
        <draw:connector draw:style-name="gr6" draw:text-style-name="P1" draw:layer="layout" draw:type="line" svg:x1="17.15cm" svg:y1="11.8cm" svg:x2="19.35cm" svg:y2="13.5cm" draw:start-shape="id9" draw:start-glue-point="2" svg:d="M17150 11800l2200 1700" svg:viewBox="0 0 2201 1701">
          <text:p/>
        </draw:connector>
        <draw:connector draw:style-name="gr6" draw:text-style-name="P1" draw:layer="layout" draw:type="line" svg:x1="14.364cm" svg:y1="8.35cm" svg:x2="15.9cm" svg:y2="4.75cm" draw:start-shape="id10" draw:start-glue-point="1" draw:end-shape="id11" draw:end-glue-point="3" svg:d="M14364 8350l1536-3600" svg:viewBox="0 0 1537 3601">
          <text:p/>
        </draw:connector>
        <draw:connector draw:style-name="gr6" draw:text-style-name="P1" draw:layer="layout" draw:type="line" svg:x1="14.364cm" svg:y1="8.35cm" svg:x2="16.4cm" svg:y2="7.35cm" draw:start-shape="id10" draw:start-glue-point="1" draw:end-shape="id12" draw:end-glue-point="3" svg:d="M14364 8350l2036-1000" svg:viewBox="0 0 2037 1001">
          <text:p/>
        </draw:connector>
        <draw:connector draw:style-name="gr6" draw:text-style-name="P1" draw:layer="layout" draw:type="line" svg:x1="14.364cm" svg:y1="8.35cm" svg:x2="16.1cm" svg:y2="10.75cm" draw:start-shape="id10" draw:start-glue-point="1" draw:end-shape="id9" draw:end-glue-point="3" svg:d="M14364 8350l1736 2400" svg:viewBox="0 0 1737 2401">
          <text:p/>
        </draw:connector>
        <draw:custom-shape draw:style-name="gr2" draw:text-style-name="P5" xml:id="id15" draw:id="id15" draw:layer="layout" svg:width="5.3cm" svg:height="1.3cm" svg:x="1.8cm" svg:y="12.326cm">
          <text:p text:style-name="P1"><text:span text:style-name="T4">create_release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2.55cm" svg:y1="4.3cm" svg:x2="12.532cm" svg:y2="7.3cm" draw:start-shape="id13" draw:start-glue-point="2" draw:end-shape="id10" draw:end-glue-point="0" svg:d="M12550 4300l-18 3000" svg:viewBox="0 0 19 3001">
          <text:p/>
        </draw:connector>
        <draw:connector draw:style-name="gr6" draw:text-style-name="P1" draw:layer="layout" draw:type="line" svg:x1="4.45cm" svg:y1="11.2cm" svg:x2="4.45cm" svg:y2="12.326cm" draw:start-shape="id14" draw:start-glue-point="2" draw:end-shape="id15" draw:end-glue-point="0" svg:d="M4450 11200v1126" svg:viewBox="0 0 1 1127">
          <text:p/>
        </draw:connector>
      </draw:page>
      <draw:page draw:name="page3" draw:style-name="dp1" draw:master-page-name="Default">
        <draw:custom-shape draw:style-name="gr3" draw:text-style-name="P5" draw:layer="layout" svg:width="3.7cm" svg:height="2.1cm" svg:x="4.4cm" svg:y="4.4cm">
          <text:p text:style-name="P1"><text:span text:style-name="T4">hpk.dic</text:span><text:span text:style-name="T4"><text:line-break/></text:span><text:span text:style-name="T4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3.7cm" svg:height="2.1cm" svg:x="4.4cm" svg:y="6.7cm">
          <text:p text:style-name="P1"><text:span text:style-name="T1">hpk.sup</text:span><text:span text:style-name="T1"><text:line-break/></text:span><text:span text:style-name="T1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3.7cm" svg:height="2.1cm" svg:x="4.4cm" svg:y="9cm">
          <text:p text:style-name="P1"><text:span text:style-name="T4">foo.dic</text:span><text:span text:style-name="T4"><text:line-break/></text:span><text:span text:style-name="T4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3.7cm" svg:height="2.1cm" svg:x="4.4cm" svg:y="11.3cm">
          <text:p text:style-name="P1"><text:span text:style-name="T1">foo.sup</text:span><text:span text:style-name="T1"><text:line-break/></text:span><text:span text:style-name="T1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3.7cm" svg:height="2.1cm" svg:x="4.4cm" svg:y="13.6cm">
          <text:p text:style-name="P1"><text:span text:style-name="T4">bar.dic</text:span><text:span text:style-name="T4"><text:line-break/></text:span><text:span text:style-name="T4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3.7cm" svg:height="2.1cm" svg:x="4.4cm" svg:y="15.9cm">
          <text:p text:style-name="P1"><text:span text:style-name="T1">bar.sup</text:span><text:span text:style-name="T1"><text:line-break/></text:span><text:span text:style-name="T1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layer="layout" svg:width="19.3cm" svg:height="14.471cm" svg:x="9.9cm" svg:y="4.04cm">
          <draw:text-box>
            <text:p>An example of how the dic files will look <text:span text:style-name="T2">for</text:span> release number “003”, name “bar”<text:line-break/>Note that the .sup files can be “empty” (an “empty” .sup file will consist simply of the number 0 on the first line)</text:p>
            <text:p><text:line-break/>Each dic and sup file will be kept on the file system in /home/graham/PythonProjects/hunspell/hunspell/pre_releases</text:p>
            <text:p/>
            <text:p>In the case of every release the files from line 2 onwards will be combined (preserving order) and the total number of words will be added to the top of the release file.<text:line-break/></text:p>
            <text:p>release_003_bar.dic in this case.</text:p>
            <text:p/>
            <text:p>The releases will go into a folder as follows</text:p>
            <text:p>/home/graham/PythonProjects/hunspell/hunspell/releases/003_bar</text:p>
            <text:p/>
            <text:p>Where '003_bar' is the release number (“003”) in this case followed by '_' followed by the release name “bar”.<text:line-break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svg:stroke-opacity="80%" draw:fill="solid" draw:fill-color="#0084d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6T10:48:29.895097283</meta:creation-date>
    <dc:date>2016-12-22T15:25:42.278662452</dc:date>
    <meta:editing-duration>PT16H47M56S</meta:editing-duration>
    <meta:editing-cycles>37</meta:editing-cycles>
    <meta:generator>LibreOffice/4.2.8.2$Linux_X86_64 LibreOffice_project/420m0$Build-2</meta:generator>
    <meta:document-statistic meta:object-count="43"/>
  </office:meta>
</office:document-meta>
</file>